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none" fo:border-right="thin solid #000000" fo:background-color="transparent"/>
    </style:style>
    <style:style style:name="ce6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3" style:family="table-cell" style:parent-style-name="Default" style:data-style-name="N0">
      <style:table-cell-properties fo:border="thin solid #000000" fo:background-color="transparent"/>
    </style:style>
    <style:style style:name="ce84"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85"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7.381875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211.2pt" style:use-optimal-row-height="true" fo:break-before="auto"/>
    </style:style>
    <style:style style:name="ro22" style:family="table-row">
      <style:table-row-properties style:row-height="264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159pt" style:use-optimal-row-height="false" fo:break-before="auto"/>
    </style:style>
    <style:style style:name="ro30" style:family="table-row">
      <style:table-row-properties style:row-height="80.4pt" style:use-optimal-row-height="false" fo:break-before="auto"/>
    </style:style>
    <style:style style:name="ro31" style:family="table-row">
      <style:table-row-properties style:row-height="69.75pt" style:use-optimal-row-height="false" fo:break-before="auto"/>
    </style:style>
    <style:style style:name="ro32" style:family="table-row">
      <style:table-row-properties style:row-height="13.2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2">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3">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4">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6">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77">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77">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77">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77">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77">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78">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79">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79">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79">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79">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1">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79">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79">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6" table:style-name="ce82">
            <text:p>NVM cmd set write/read test cases that require data verification to detect a successful outcome.</text:p>
          </table: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number-columns-spanned="1" table:number-rows-spanned="2" table:style-name="ce83"/>
          <table:table-cell table:number-columns-repeated="16377" table:style-name="ce1"/>
        </table:table-row>
        <table:table-row-group>
          <table:table-row table:style-name="ro22">
            <table:table-cell table:style-name="ce61"/>
            <table:covered-table-cell/>
            <table:table-cell office:value-type="string" table:style-name="ce56">
              <text:p>PRP2Rsvd_r10b</text:p>
            </table:table-cell>
            <table:table-cell office:value-type="string" table:style-name="ce48">
              <text:p>revision 1.0b, section 6</text:p>
            </table:table-cell>
            <table:table-cell office:value-type="string" table:content-validation-name="val1" table:style-name="ce50">
              <text:p>Vary buff off for single-pg/multi-blk against PRP1 &amp; rand 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covered-table-cell/>
            <table:table-cell table:number-columns-repeated="16377" table:style-name="ce1"/>
          </table:table-row>
          <table:table-row table:style-name="ro17">
            <table:table-cell table:style-name="ce61"/>
            <table:covered-table-cell/>
            <table:table-cell office:value-type="string" table:style-name="ce56">
              <text:p>PRPOffsetSinglePgSingleBlk_r10b</text:p>
            </table:table-cell>
            <table:table-cell office:value-type="string" table:style-name="ce48">
              <text:p>revision 1.0b, section 6</text:p>
            </table:table-cell>
            <table:table-cell office:value-type="string" table:content-validation-name="val1" table:style-name="ce50">
              <text:p>Vary buff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text:p>
            </table:table-cell>
            <table:table-cell table:style-name="ce62"/>
            <table:table-cell table:number-columns-repeated="16377" table:style-name="ce1"/>
          </table:table-row>
          <table:table-row table:style-name="ro21">
            <table:table-cell table:style-name="ce47"/>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6">
            <table:table-cell table:style-name="ce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2">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2">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84">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85">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6">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48">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3">
            <table:table-cell table:style-name="ce47"/>
            <table:covered-table-cell/>
            <table:table-cell office:value-type="string" table:style-name="ce48">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48">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48">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48">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48">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7"/>
            <table:covered-table-cell/>
            <table:table-cell office:value-type="string" table:style-name="ce48">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48">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48">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85">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7">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8">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79">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1">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7">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1">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79">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79">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29">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79">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79">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79">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79">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4"/>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5"/>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6"/>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6"/>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6"/>
          <table:covered-table-cell/>
          <table:table-cell office:value-type="string" table:style-name="ce48">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6"/>
          <table:covered-table-cell/>
          <table:table-cell office:value-type="string" table:style-name="ce48">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6"/>
          <table:covered-table-cell/>
          <table:table-cell office:value-type="string" table:style-name="ce48">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9">
          <table:table-cell office:value-type="string" table:style-name="ce45">
            <text:p>GrpAdminIdentifyCmd</text:p>
          </table:table-cell>
          <table:table-cell office:value-type="string" table:number-columns-spanned="1" table:number-rows-spanned="4" table:style-name="ce79">
            <text:p>Admin cmd set identify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4"/>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15">
          <table:table-cell table:style-name="ce65"/>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table:style-name="ce24"/>
          <table:table-cell table:number-columns-repeated="16377" table:style-name="ce1"/>
        </table:table-row>
        <table:table-row table:style-name="ro7">
          <table:table-cell table:style-name="ce66"/>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85">
            <text:p>Admin cmd format NVM test cases.</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5"/>
          <table:covered-table-cell/>
          <table:table-cell office:value-type="string" table:style-name="ce48">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6"/>
          <table:covered-table-cell/>
          <table:table-cell office:value-type="string" table:style-name="ce48">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6"/>
          <table:covered-table-cell/>
          <table:table-cell office:value-type="string" table:style-name="ce48">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6"/>
          <table:covered-table-cell/>
          <table:table-cell office:value-type="string" table:style-name="ce48">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6"/>
          <table:covered-table-cell/>
          <table:table-cell office:value-type="string" table:style-name="ce48">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6"/>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79">
            <text:p>Admin cmd set abort test cases.</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5"/>
          <table:covered-table-cell/>
          <table:table-cell office:value-type="string" table:style-name="ce48">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48">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79">
            <text:p>Admin cmd set async event request test cases.</text:p>
          </table: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5"/>
          <table:covered-table-cell/>
          <table:table-cell office:value-type="string" table:style-name="ce48">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6"/>
          <table:covered-table-cell/>
          <table:table-cell office:value-type="string" table:style-name="ce48">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6"/>
          <table:covered-table-cell/>
          <table:table-cell office:value-type="string" table:style-name="ce48">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48">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48">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office:value-type="string" table:style-name="ce45">
            <text:p>GrpAdminSetGetFeatCombo</text:p>
          </table:table-cell>
          <table:table-cell office:value-type="string" table:number-columns-spanned="1" table:number-rows-spanned="9" table:style-name="ce79">
            <text:p>Admin cmd set/get features utilizing both cmds for efficiency.</text:p>
          </table:table-cell>
          <table:table-cell office:value-type="string" table:style-name="ce5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text:s/></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0">
          <table:table-cell table:style-name="ce66"/>
          <table:covered-table-cell/>
          <table:table-cell office:value-type="string" table:style-name="ce5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30">
          <table:table-cell office:value-type="string" table:style-name="ce45">
            <text:p>GrpAdminSetFeatCmd</text:p>
          </table:table-cell>
          <table:table-cell office:value-type="string" table:style-name="ce65">
            <text:p>Admin cmd set features test cases w/o get features dependency.</text:p>
          </table: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79">
            <text:p>Admin cmd set get features test cases w/o set features dependency.</text:p>
          </table:table-cell>
          <table:table-cell office:value-type="string" table:style-name="ce3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85">
            <text:p>Admin cmd set firmware activate test cases w/o firm img cmd dependency.</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5"/>
          <table:covered-table-cell/>
          <table:table-cell office:value-type="string" table:style-name="ce48">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6"/>
          <table:covered-table-cell/>
          <table:table-cell office:value-type="string" table:style-name="ce48">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48">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1">
          <table:table-cell office:value-type="string" table:style-name="ce45">
            <text:p>GrpAdminFirmImgCmd</text:p>
          </table:table-cell>
          <table:table-cell office:value-type="string" table:style-name="ce69">
            <text:p>Admin cmd set firmware image download test cases w/o firm act cmd dependency.</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85">
            <text:p>Admin cmd set firmware activate &amp; firmware image utilizing both cmds for effeciency.</text:p>
          </table:table-cell>
          <table:table-cell office:value-type="string" table:style-name="ce48">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48">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48">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48">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7">
          <table:table-cell table:style-name="ce45"/>
          <table:covered-table-cell/>
          <table:table-cell office:value-type="string" table:style-name="ce48">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48">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48">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48">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48">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48">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3">
            <text:p>Admin cmd set security send test cases.</text:p>
          </table:table-cell>
          <table:table-cell office:value-type="string" table:style-name="ce70">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3">
            <text:p>Admin cmd set security receive test cases.</text:p>
          </table:table-cell>
          <table:table-cell office:value-type="string" table:style-name="ce71">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3">
            <text:p>Fused operational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3">
            <text:p>Weighted round robin with urgent priority arbitration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0">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2">
          <table:table-cell table:number-columns-repeated="4"/>
          <table:table-cell table:content-validation-name="val1" table:style-name="ce6"/>
          <table:table-cell table:number-columns-repeated="16379"/>
        </table:table-row>
      </table:table>
      <table:database-ranges>
        <table:database-range table:target-range-address="Test.A19:Test.G27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11-08T19:14:49Z</dc:date>
    <meta:print-date>2012-02-10T16:57:31Z</meta:print-date>
  </office:meta>
</office:document-meta>
</file>